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ompiler20Draft.BpelCompiler20Draf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pelCompiler20Draft.getBpw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20Draft.getDefaul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